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000000" style:font-name="Consolas" fo:font-size="9.5pt" fo:font-style="normal" style:font-size-asian="9.5pt" style:font-style-asian="normal" fo:background-color="#ffffff"/>
    </style:style>
    <style:style style:name="T1" style:family="text">
      <style:text-properties fo:color="#0000ff" style:font-name="Consolas" fo:font-size="9.5pt" style:font-size-asian="9.5pt" fo:background-color="#ffffff"/>
    </style:style>
    <style:style style:name="T2" style:family="text">
      <style:text-properties fo:color="#0000ff" style:font-name="Consolas" fo:font-size="9.5pt" fo:font-style="normal" style:font-size-asian="9.5pt" style:font-style-asian="normal" fo:background-color="#ffffff"/>
    </style:style>
    <style:style style:name="T3" style:family="text">
      <style:text-properties fo:color="#a31515" style:font-name="Consolas" fo:font-size="9.5pt" style:font-size-asian="9.5pt" fo:background-color="#ffffff"/>
    </style:style>
    <style:style style:name="T4" style:family="text">
      <style:text-properties fo:color="#a31515" style:font-name="Consolas" fo:font-size="9.5pt" fo:font-style="normal" style:font-size-asian="9.5pt" style:font-style-asian="normal" fo:background-color="#ffffff"/>
    </style:style>
    <style:style style:name="T5" style:family="text">
      <style:text-properties fo:color="#a000a0" style:font-name="Consolas" fo:font-size="9.5pt" fo:font-style="italic" style:font-size-asian="9.5pt" style:font-style-asian="italic" fo:background-color="#ffffff"/>
    </style:style>
    <style:style style:name="T6" style:family="text">
      <style:text-properties fo:color="#a000a0" style:font-name="Consolas" fo:font-size="9.5pt" fo:font-style="normal" style:font-size-asian="9.5pt" style:font-style-asian="normal" fo:background-color="#ffffff"/>
    </style:style>
    <style:style style:name="T7" style:family="text">
      <style:text-properties fo:color="#000000" style:font-name="Consolas" fo:font-size="9.5pt" fo:font-style="normal" style:font-size-asian="9.5pt" style:font-style-asian="normal" fo:background-color="#ffffff"/>
    </style:style>
    <style:style style:name="T8" style:family="text">
      <style:text-properties fo:color="#000080" style:font-name="Consolas" fo:font-size="9.5pt" fo:font-style="normal" style:font-size-asian="9.5pt" style:font-style-asian="normal" fo:background-color="#ffffff"/>
    </style:style>
    <style:style style:name="T9" style:family="text">
      <style:text-properties fo:color="#880000" style:font-name="Consolas" fo:font-size="9.5pt" fo:font-style="normal" style:font-size-asian="9.5pt" style:font-style-asian="normal" fo:background-color="#ffffff"/>
    </style:style>
    <style:style style:name="T10" style:family="text">
      <style:text-properties fo:color="#880000" style:font-name="Consolas" fo:font-size="9.5pt" fo:font-style="italic" style:font-size-asian="9.5pt" style:font-style-asian="italic" fo:background-color="#ffffff"/>
    </style:style>
    <style:style style:name="T11" style:family="text">
      <style:text-properties fo:color="#008000" style:font-name="Consolas" fo:font-size="9.5pt" fo:font-style="normal" style:font-size-asian="9.5pt" style:font-style-asian="normal" fo:background-color="#ffff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pan text:style-name="T1">#define</text:span><text:span text:style-name="T3"> </text:span><text:span text:style-name="T5">F_CPU</text:span><text:span text:style-name="T4"> </text:span><text:span text:style-name="T7">8000000L</text:span></text:p>
      <text:p text:style-name="Standard"><text:span text:style-name="T2">#include&lt;avr/io.h&gt;</text:span></text:p>
      <text:p text:style-name="Standard"><text:span text:style-name="T2">#include&lt;util/delay.h&gt;</text:span></text:p>
      <text:p text:style-name="Standard"><text:span text:style-name="T2">#define</text:span><text:span text:style-name="T4"> </text:span><text:span text:style-name="T6">rs</text:span><text:span text:style-name="T4"> </text:span><text:span text:style-name="T7">1</text:span></text:p>
      <text:p text:style-name="Standard"><text:span text:style-name="T2">#define</text:span><text:span text:style-name="T4"> </text:span><text:span text:style-name="T6">en</text:span><text:span text:style-name="T4"> </text:span><text:span text:style-name="T7">0</text:span><text:span text:style-name="T4"> </text:span></text:p>
      <text:p text:style-name="Standard"><text:span text:style-name="T2">#define</text:span><text:span text:style-name="T4"> </text:span><text:span text:style-name="T6">s</text:span><text:span text:style-name="T4"> </text:span><text:span text:style-name="T7">400</text:span></text:p>
      <text:p text:style-name="Standard"><text:span text:style-name="T2">#define</text:span><text:span text:style-name="T4"> </text:span><text:span text:style-name="T6">start</text:span><text:span text:style-name="T4"> </text:span><text:span text:style-name="T7">5</text:span></text:p>
      <text:p text:style-name="Standard"><text:span text:style-name="T2">#define</text:span><text:span text:style-name="T4"> </text:span><text:span text:style-name="T6">out</text:span><text:span text:style-name="T4"> </text:span><text:span text:style-name="T7">6</text:span></text:p>
      <text:p text:style-name="Standard"><text:span text:style-name="T2">#define</text:span><text:span text:style-name="T4"> </text:span><text:span text:style-name="T6">dot</text:span><text:span text:style-name="T4"> </text:span><text:span text:style-name="T7">200</text:span></text:p>
      <text:p text:style-name="Standard"><text:span text:style-name="T2">#define</text:span><text:span text:style-name="T4"> </text:span><text:span text:style-name="T6">dash</text:span><text:span text:style-name="T4"> </text:span><text:span text:style-name="T7">400</text:span></text:p>
      <text:p text:style-name="Standard"><text:span text:style-name="T2">char</text:span><text:span text:style-name="T4"> </text:span><text:span text:style-name="T8">array</text:span><text:span text:style-name="T7">[6][5]={{'A','B','C','D','E'},{'F','G','H','I','J'},{'K','L','M','N','O'},{'P','Q','R','S','T'},{'U','V','W','X','Y'},{'Z'}};</text:span></text:p>
      <text:p text:style-name="Standard"><text:span text:style-name="T2">int</text:span><text:span text:style-name="T4"> </text:span><text:span text:style-name="T8">array2</text:span><text:span text:style-name="T7">[6][5]={{1200,2111,2121,2110,1000},{1121,2210,1111,1100,1222},{2120,1211,2200,2100,2220},{1221,2212,1210,1110,2000},{1120,1112,1220,2112,2122}};</text:span></text:p>
      <text:p text:style-name="Standard"><text:span text:style-name="T4"><text:tab/></text:span><text:span text:style-name="T2">int</text:span><text:span text:style-name="T4"> </text:span><text:span text:style-name="T8">signalarray</text:span><text:span text:style-name="T7">[31];</text:span><text:span text:style-name="T4"><text:tab/></text:span></text:p>
      <text:p text:style-name="Standard"><text:span text:style-name="T4"><text:tab/></text:span><text:span text:style-name="T2">char</text:span><text:span text:style-name="T4"> </text:span><text:span text:style-name="T8">dataarray</text:span><text:span text:style-name="T7">[31];</text:span></text:p>
      <text:p text:style-name="Standard"><text:span text:style-name="T4"><text:tab/></text:span><text:span text:style-name="T2">void</text:span><text:span text:style-name="T4"> </text:span><text:span text:style-name="T9">lcd_init</text:span><text:span text:style-name="T7">();</text:span></text:p>
      <text:p text:style-name="Standard"><text:span text:style-name="T4"><text:tab/></text:span><text:span text:style-name="T2">void</text:span><text:span text:style-name="T4"> </text:span><text:span text:style-name="T9">command</text:span><text:span text:style-name="T7">(</text:span><text:span text:style-name="T2">unsigned</text:span><text:span text:style-name="T4"> </text:span><text:span text:style-name="T2">char</text:span><text:span text:style-name="T7">);</text:span></text:p>
      <text:p text:style-name="Standard"><text:span text:style-name="T4"><text:tab/></text:span><text:span text:style-name="T2">void</text:span><text:span text:style-name="T4"> </text:span><text:span text:style-name="T9">data</text:span><text:span text:style-name="T7">(</text:span><text:span text:style-name="T2">unsigned</text:span><text:span text:style-name="T4"> </text:span><text:span text:style-name="T2">char</text:span><text:span text:style-name="T7">);</text:span></text:p>
      <text:p text:style-name="Standard"><text:span text:style-name="T4"><text:tab/></text:span><text:span text:style-name="T2">void</text:span><text:span text:style-name="T4"> </text:span><text:span text:style-name="T7">warning();</text:span></text:p>
      <text:p text:style-name="Standard"><text:span text:style-name="T4"><text:tab/></text:span><text:span text:style-name="T2">void</text:span><text:span text:style-name="T4"> </text:span><text:span text:style-name="T9">coder</text:span><text:span text:style-name="T7">();</text:span></text:p>
      <text:p text:style-name="Standard"><text:span text:style-name="T4"><text:tab/></text:span><text:span text:style-name="T2">void</text:span><text:span text:style-name="T4"> </text:span><text:span text:style-name="T9">send</text:span><text:span text:style-name="T7">(</text:span><text:span text:style-name="T2">unsigned</text:span><text:span text:style-name="T4"> </text:span><text:span text:style-name="T2">int</text:span><text:span text:style-name="T4"> </text:span><text:span text:style-name="T7">);</text:span></text:p>
      <text:p text:style-name="Standard"><text:span text:style-name="T4"><text:tab/></text:span><text:span text:style-name="T2">int</text:span><text:span text:style-name="T4"> </text:span><text:span text:style-name="T8">counter</text:span><text:span text:style-name="T7">=0;</text:span></text:p>
      <text:p text:style-name="Standard"><text:span text:style-name="T2">int</text:span><text:span text:style-name="T4"> </text:span><text:span text:style-name="T9">main</text:span><text:span text:style-name="T7">(){</text:span></text:p>
      <text:p text:style-name="Standard"><text:span text:style-name="T4"><text:tab/></text:span><text:span text:style-name="T2">int</text:span><text:span text:style-name="T4"> </text:span><text:span text:style-name="T8">i</text:span><text:span text:style-name="T7">=0;</text:span></text:p>
      <text:p text:style-name="Standard"><text:span text:style-name="T4"><text:tab/></text:span><text:span text:style-name="T6">DDRA</text:span><text:span text:style-name="T7">=0xff;</text:span></text:p>
      <text:p text:style-name="Standard"><text:span text:style-name="T4"><text:tab/></text:span><text:span text:style-name="T6">DDRB</text:span><text:span text:style-name="T7">=0x00;</text:span></text:p>
      <text:p text:style-name="Standard"><text:span text:style-name="T4"><text:tab/></text:span><text:span text:style-name="T6">DDRD</text:span><text:span text:style-name="T7">=0xff;</text:span></text:p>
      <text:p text:style-name="Standard"><text:span text:style-name="T4"><text:tab/></text:span><text:span text:style-name="T6">DDRC</text:span><text:span text:style-name="T7">=(1&lt;&lt;0)|(1&lt;&lt;1)|(1&lt;&lt;</text:span><text:span text:style-name="T6">out</text:span><text:span text:style-name="T7">);</text:span></text:p>
      <text:p text:style-name="Standard"><text:span text:style-name="T4"><text:tab/></text:span><text:span text:style-name="T9">lcd_init</text:span><text:span text:style-name="T7">();</text:span></text:p>
      <text:p text:style-name="Standard"><text:span text:style-name="T4"><text:tab/></text:span><text:span text:style-name="T2">while</text:span><text:span text:style-name="T7">(1){</text:span></text:p>
      <text:p text:style-name="Standard"><text:span text:style-name="T4"><text:tab/><text:tab/></text:span></text:p>
      <text:p text:style-name="Standard"><text:span text:style-name="T4"><text:tab/><text:tab/></text:span><text:span text:style-name="T2">if</text:span><text:span text:style-name="T7">((</text:span><text:span text:style-name="T6">PINC</text:span><text:span text:style-name="T7">)&amp;(1&lt;&lt;</text:span><text:span text:style-name="T6">start</text:span><text:span text:style-name="T7">)){</text:span></text:p>
      <text:p text:style-name="Standard"><text:span text:style-name="T4"><text:tab/><text:tab/></text:span><text:span text:style-name="T9">coder</text:span><text:span text:style-name="T7">();</text:span><text:span text:style-name="T4"><text:tab/><text:tab/><text:tab/><text:tab/></text:span></text:p>
      <text:p text:style-name="Standard"><text:span text:style-name="T4"><text:tab/><text:tab/></text:span><text:span text:style-name="T7">}</text:span></text:p>
      <text:p text:style-name="Standard"><text:span text:style-name="T4"><text:tab/><text:tab/></text:span><text:span text:style-name="T2">if</text:span><text:span text:style-name="T7">(</text:span><text:span text:style-name="T8">i</text:span><text:span text:style-name="T7">&gt;5){</text:span></text:p>
      <text:p text:style-name="Standard"><text:span text:style-name="T4"><text:tab/><text:tab/> <text:s text:c="2"/></text:span><text:span text:style-name="T8">i</text:span><text:span text:style-name="T7">=0;}</text:span></text:p>
      <text:p text:style-name="Standard"><text:span text:style-name="T4"><text:tab/><text:tab/></text:span><text:span text:style-name="T6">PORTA</text:span><text:span text:style-name="T7">=1&lt;&lt;</text:span><text:span text:style-name="T8">i</text:span><text:span text:style-name="T7">;</text:span></text:p>
      <text:p text:style-name="Standard"><text:span text:style-name="T4"><text:tab/><text:tab/></text:span><text:span text:style-name="T8">i</text:span><text:span text:style-name="T7">++;</text:span></text:p>
      <text:p text:style-name="Standard"><text:span text:style-name="T4"><text:tab/><text:tab/></text:span><text:span text:style-name="T2">if</text:span><text:span text:style-name="T7">(</text:span><text:span text:style-name="T6">PORTA</text:span><text:span text:style-name="T7">==1){</text:span></text:p>
      <text:p text:style-name="Standard"><text:span text:style-name="T4"><text:tab/><text:tab/></text:span></text:p>
      <text:p text:style-name="Standard"><text:span text:style-name="T4"><text:tab/><text:tab/> <text:s text:c="2"/></text:span><text:span text:style-name="T2">if</text:span><text:span text:style-name="T7">(</text:span><text:span text:style-name="T6">PINB</text:span><text:span text:style-name="T7">==1){</text:span></text:p>
      <text:p text:style-name="Standard"><text:span text:style-name="T4"><text:tab/><text:tab/> <text:s text:c="2"/></text:span><text:span text:style-name="T9">data</text:span><text:span text:style-name="T7">(</text:span><text:span text:style-name="T8">array</text:span><text:span text:style-name="T7">[0][0]);</text:span><text:span text:style-name="T4"> </text:span></text:p>
      <text:p text:style-name="Standard"><text:span text:style-name="T4"><text:tab/><text:tab/> <text:s text:c="2"/></text:span><text:span text:style-name="T9">send</text:span><text:span text:style-name="T7">(</text:span><text:span text:style-name="T8">array2</text:span><text:span text:style-name="T7">[0][0]);</text:span></text:p>
      <text:p text:style-name="Standard"><text:span text:style-name="T4"><text:tab/><text:tab/> <text:s text:c="2"/>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 <text:s text:c="2"/></text:span><text:span text:style-name="T7">}</text:span></text:p>
      <text:p text:style-name="Standard"><text:span text:style-name="T4"><text:tab/><text:tab/> <text:s text:c="2"/></text:span><text:span text:style-name="T2">else</text:span><text:span text:style-name="T4"> </text:span><text:span text:style-name="T2">if</text:span><text:span text:style-name="T7">(</text:span><text:span text:style-name="T6">PINB</text:span><text:span text:style-name="T7">==2){</text:span></text:p>
      <text:p text:style-name="Standard"><text:span text:style-name="T4"><text:tab/><text:tab/><text:tab/> <text:s/></text:span><text:span text:style-name="T9">data</text:span><text:span text:style-name="T7">(</text:span><text:span text:style-name="T8">array</text:span><text:span text:style-name="T7">[1][0]);</text:span></text:p>
      <text:p text:style-name="Standard"><text:span text:style-name="T4"><text:tab/><text:tab/><text:tab/> <text:s/></text:span><text:span text:style-name="T9">send</text:span><text:span text:style-name="T7">(</text:span><text:span text:style-name="T8">array2</text:span><text:span text:style-name="T7">[1][0]);</text:span></text:p>
      <text:p text:style-name="Standard"><text:span text:style-name="T4"><text:tab/><text:tab/><text:tab/> <text:s/>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 <text:s text:c="2"/></text:span><text:span text:style-name="T7">}</text:span></text:p>
      <text:p text:style-name="Standard"><text:span text:style-name="T4"><text:tab/><text:tab/> <text:s text:c="2"/></text:span><text:span text:style-name="T2">else</text:span><text:span text:style-name="T4"> </text:span><text:span text:style-name="T2">if</text:span><text:span text:style-name="T7">(</text:span><text:span text:style-name="T6">PINB</text:span><text:span text:style-name="T7">==4){</text:span></text:p>
      <text:p text:style-name="Standard"><text:span text:style-name="T4"><text:tab/><text:tab/><text:tab/> <text:s text:c="2"/></text:span><text:span text:style-name="T9">data</text:span><text:span text:style-name="T7">(</text:span><text:span text:style-name="T8">array</text:span><text:span text:style-name="T7">[2][0]);</text:span></text:p>
      <text:p text:style-name="Standard"><text:span text:style-name="T4"><text:tab/><text:tab/><text:tab/> <text:s text:c="2"/></text:span><text:span text:style-name="T9">send</text:span><text:span text:style-name="T7">(</text:span><text:span text:style-name="T8">array2</text:span><text:span text:style-name="T7">[2][0]);</text:span></text:p>
      <text:p text:style-name="Standard"><text:span text:style-name="T4"><text:tab/><text:tab/><text:tab/> <text:s text:c="2"/>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 <text:s text:c="2"/></text:span><text:span text:style-name="T7">}</text:span></text:p>
      <text:p text:style-name="Standard"><text:span text:style-name="T4"><text:tab/><text:tab/> <text:s text:c="2"/></text:span><text:span text:style-name="T2">else</text:span><text:span text:style-name="T4"> </text:span><text:span text:style-name="T2">if</text:span><text:span text:style-name="T7">(</text:span><text:span text:style-name="T6">PINB</text:span><text:span text:style-name="T7">==8){</text:span></text:p>
      <text:p text:style-name="Standard"><text:span text:style-name="T4"><text:tab/><text:tab/><text:tab/> <text:s text:c="2"/></text:span><text:span text:style-name="T9">data</text:span><text:span text:style-name="T7">(</text:span><text:span text:style-name="T8">array</text:span><text:span text:style-name="T7">[3][0]);</text:span></text:p>
      <text:p text:style-name="Standard"><text:span text:style-name="T4"><text:tab/><text:tab/><text:tab/> <text:s text:c="2"/></text:span><text:span text:style-name="T9">send</text:span><text:span text:style-name="T7">(</text:span><text:span text:style-name="T8">array2</text:span><text:span text:style-name="T7">[3][0]);</text:span></text:p>
      <text:p text:style-name="Standard"><text:span text:style-name="T4"><text:tab/><text:tab/><text:tab/> <text:s text:c="2"/></text:span><text:span text:style-name="T10">_delay_ms</text:span><text:span text:style-name="T7">(</text:span><text:span text:style-name="T6">s</text:span><text:span text:style-name="T7">);</text:span></text:p>
      <text:p text:style-name="Standard"><text:soft-page-break/><text:span text:style-name="T4"><text:tab/><text:tab/> <text:s text:c="2"/></text:span><text:span text:style-name="T7">}</text:span></text:p>
      <text:p text:style-name="Standard"><text:span text:style-name="T4"><text:tab/><text:tab/> <text:s text:c="2"/></text:span><text:span text:style-name="T2">else</text:span><text:span text:style-name="T4"> </text:span><text:span text:style-name="T2">if</text:span><text:span text:style-name="T7">(</text:span><text:span text:style-name="T6">PINB</text:span><text:span text:style-name="T7">==16){</text:span></text:p>
      <text:p text:style-name="Standard"><text:span text:style-name="T4"><text:tab/><text:tab/><text:tab/> <text:s text:c="2"/></text:span><text:span text:style-name="T9">data</text:span><text:span text:style-name="T7">(</text:span><text:span text:style-name="T8">array</text:span><text:span text:style-name="T7">[4][0]);</text:span></text:p>
      <text:p text:style-name="Standard"><text:span text:style-name="T4"><text:tab/><text:tab/><text:tab/> <text:s text:c="2"/></text:span><text:span text:style-name="T9">send</text:span><text:span text:style-name="T7">(</text:span><text:span text:style-name="T8">array2</text:span><text:span text:style-name="T7">[4][0]);</text:span></text:p>
      <text:p text:style-name="Standard"><text:span text:style-name="T4"><text:tab/><text:tab/><text:tab/> <text:s text:c="2"/>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 <text:s text:c="2"/></text:span><text:span text:style-name="T7">}</text:span></text:p>
      <text:p text:style-name="Standard"><text:span text:style-name="T4"><text:tab/><text:tab/> <text:s text:c="2"/></text:span><text:span text:style-name="T2">else</text:span><text:span text:style-name="T4"> </text:span><text:span text:style-name="T2">if</text:span><text:span text:style-name="T7">(</text:span><text:span text:style-name="T6">PINB</text:span><text:span text:style-name="T7">==32){</text:span></text:p>
      <text:p text:style-name="Standard"><text:span text:style-name="T4"><text:tab/><text:tab/><text:tab/> <text:s text:c="2"/></text:span><text:span text:style-name="T9">data</text:span><text:span text:style-name="T7">(</text:span><text:span text:style-name="T8">array</text:span><text:span text:style-name="T7">[5][0]);</text:span></text:p>
      <text:p text:style-name="Standard"><text:span text:style-name="T4"><text:tab/><text:tab/><text:tab/> <text:s text:c="2"/></text:span><text:span text:style-name="T9">send</text:span><text:span text:style-name="T7">(</text:span><text:span text:style-name="T8">array2</text:span><text:span text:style-name="T7">[5][0]);</text:span></text:p>
      <text:p text:style-name="Standard"><text:span text:style-name="T4"><text:tab/><text:tab/><text:tab/> <text:s text:c="2"/>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 <text:s text:c="2"/></text:span><text:span text:style-name="T7">}</text:span></text:p>
      <text:p text:style-name="Standard"><text:span text:style-name="T4"><text:tab/><text:tab/></text:span></text:p>
      <text:p text:style-name="Standard"><text:span text:style-name="T4"><text:tab/><text:tab/></text:span><text:span text:style-name="T11">//---------PORTA==1<text:tab/></text:span></text:p>
      <text:p text:style-name="Standard"><text:span text:style-name="T4"><text:tab/><text:tab/></text:span><text:span text:style-name="T7">}</text:span></text:p>
      <text:p text:style-name="Standard"><text:span text:style-name="T4"><text:tab/><text:tab/></text:span><text:span text:style-name="T2">else</text:span><text:span text:style-name="T4"> </text:span><text:span text:style-name="T2">if</text:span><text:span text:style-name="T7">(</text:span><text:span text:style-name="T6">PORTA</text:span><text:span text:style-name="T7">==2){</text:span></text:p>
      <text:p text:style-name="Standard"><text:span text:style-name="T4"><text:tab/><text:tab/><text:tab/> </text:span><text:span text:style-name="T2">if</text:span><text:span text:style-name="T7">(</text:span><text:span text:style-name="T6">PINB</text:span><text:span text:style-name="T7">==1){</text:span></text:p>
      <text:p text:style-name="Standard"><text:span text:style-name="T4"><text:tab/><text:tab/><text:tab/> </text:span><text:span text:style-name="T9">data</text:span><text:span text:style-name="T7">(</text:span><text:span text:style-name="T8">array</text:span><text:span text:style-name="T7">[0][1]);</text:span></text:p>
      <text:p text:style-name="Standard"><text:span text:style-name="T4"><text:tab/><text:tab/><text:tab/> </text:span><text:span text:style-name="T9">send</text:span><text:span text:style-name="T7">(</text:span><text:span text:style-name="T8">array2</text:span><text:span text:style-name="T7">[0][1]);</text:span></text:p>
      <text:p text:style-name="Standard"><text:span text:style-name="T4"><text:tab/><text:tab/><text:tab/> </text:span><text:span text:style-name="T10">_delay_ms</text:span><text:span text:style-name="T7">(</text:span><text:span text:style-name="T6">s</text:span><text:span text:style-name="T7">);</text:span><text:span text:style-name="T4"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2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1][1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1][1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4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2][1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2][1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8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3][1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3][1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16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4][1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4][1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32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5][1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5][1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/text:p>
      <text:p text:style-name="Standard"><text:span text:style-name="T4"><text:tab/><text:tab/><text:tab/> </text:span><text:span text:style-name="T11">//---------PORTA==2<text:tab/><text:tab/><text:tab/></text:span></text:p>
      <text:p text:style-name="Standard"><text:span text:style-name="T4"><text:tab/><text:tab/></text:span><text:span text:style-name="T7">}</text:span></text:p>
      <text:p text:style-name="Standard"><text:span text:style-name="T4"><text:tab/><text:tab/></text:span><text:span text:style-name="T2">else</text:span><text:span text:style-name="T4"> </text:span><text:span text:style-name="T2">if</text:span><text:span text:style-name="T7">(</text:span><text:span text:style-name="T6">PORTA</text:span><text:span text:style-name="T7">==4){</text:span></text:p>
      <text:p text:style-name="Standard"><text:span text:style-name="T4"><text:tab/><text:tab/><text:tab/> </text:span><text:span text:style-name="T2">if</text:span><text:span text:style-name="T7">(</text:span><text:span text:style-name="T6">PINB</text:span><text:span text:style-name="T7">==1){</text:span></text:p>
      <text:p text:style-name="Standard"><text:span text:style-name="T4"><text:tab/><text:tab/><text:tab/> </text:span><text:span text:style-name="T9">data</text:span><text:span text:style-name="T7">(</text:span><text:span text:style-name="T8">array</text:span><text:span text:style-name="T7">[0][2]);</text:span></text:p>
      <text:p text:style-name="Standard"><text:span text:style-name="T4"><text:tab/><text:tab/><text:tab/> </text:span><text:span text:style-name="T9">send</text:span><text:span text:style-name="T7">(</text:span><text:span text:style-name="T8">array2</text:span><text:span text:style-name="T7">[0][2]);</text:span><text:span text:style-name="T4"> </text:span></text:p>
      <text:p text:style-name="Standard"><text:span text:style-name="T4"><text:tab/><text:tab/><text:tab/> </text:span><text:span text:style-name="T10">_delay_ms</text:span><text:span text:style-name="T7">(</text:span><text:span text:style-name="T6">s</text:span><text:span text:style-name="T7">);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2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1][2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1][2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4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2][2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2][2]);</text:span></text:p>
      <text:p text:style-name="Standard"><text:soft-page-break/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8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3][2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3][2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16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4][2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4][2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32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5][2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5][2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/text:p>
      <text:p text:style-name="Standard"><text:span text:style-name="T4"><text:tab/><text:tab/><text:tab/> </text:span><text:span text:style-name="T11">//---------PORTA==4</text:span></text:p>
      <text:p text:style-name="Standard"><text:span text:style-name="T4"><text:tab/><text:tab/><text:tab/></text:span></text:p>
      <text:p text:style-name="Standard"><text:span text:style-name="T4"><text:tab/><text:tab/></text:span><text:span text:style-name="T7">}</text:span></text:p>
      <text:p text:style-name="Standard"><text:span text:style-name="T4"><text:tab/><text:tab/></text:span><text:span text:style-name="T2">else</text:span><text:span text:style-name="T4"> </text:span><text:span text:style-name="T2">if</text:span><text:span text:style-name="T7">(</text:span><text:span text:style-name="T6">PORTA</text:span><text:span text:style-name="T7">==8){</text:span></text:p>
      <text:p text:style-name="Standard"><text:span text:style-name="T4"><text:tab/><text:tab/><text:tab/> </text:span><text:span text:style-name="T2">if</text:span><text:span text:style-name="T7">(</text:span><text:span text:style-name="T6">PINB</text:span><text:span text:style-name="T7">==1){</text:span></text:p>
      <text:p text:style-name="Standard"><text:span text:style-name="T4"><text:tab/><text:tab/><text:tab/> </text:span><text:span text:style-name="T9">data</text:span><text:span text:style-name="T7">(</text:span><text:span text:style-name="T8">array</text:span><text:span text:style-name="T7">[0][3]);</text:span><text:span text:style-name="T4"> </text:span></text:p>
      <text:p text:style-name="Standard"><text:span text:style-name="T4"><text:tab/><text:tab/><text:tab/> </text:span><text:span text:style-name="T9">send</text:span><text:span text:style-name="T7">(</text:span><text:span text:style-name="T8">array2</text:span><text:span text:style-name="T7">[0][3]);</text:span></text:p>
      <text:p text:style-name="Standard"><text:span text:style-name="T4"><text:tab/><text:tab/><text:tab/> </text:span><text:span text:style-name="T10">_delay_ms</text:span><text:span text:style-name="T7">(</text:span><text:span text:style-name="T6">s</text:span><text:span text:style-name="T7">);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2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1][3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1][3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4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2][3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2][3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8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3][3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3][3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16){</text:span></text:p>
      <text:p text:style-name="Standard"><text:span text:style-name="T4"><text:tab/><text:tab/><text:tab/><text:tab/></text:span><text:span text:style-name="T9">data</text:span><text:span text:style-name="T7">(</text:span><text:span text:style-name="T8">array</text:span><text:span text:style-name="T7">[4][3]);</text:span></text:p>
      <text:p text:style-name="Standard"><text:span text:style-name="T4"><text:tab/><text:tab/><text:tab/><text:tab/></text:span><text:span text:style-name="T9">send</text:span><text:span text:style-name="T7">(</text:span><text:span text:style-name="T8">array2</text:span><text:span text:style-name="T7">[4][3]);</text:span></text:p>
      <text:p text:style-name="Standard"><text:span text:style-name="T4"><text:tab/><text:tab/><text:tab/><text:tab/>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32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5][3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5][3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/text:p>
      <text:p text:style-name="Standard"><text:span text:style-name="T4"><text:tab/><text:tab/><text:tab/> </text:span><text:span text:style-name="T11">//---------PORTA==8</text:span></text:p>
      <text:p text:style-name="Standard"><text:span text:style-name="T4"><text:tab/><text:tab/><text:tab/></text:span></text:p>
      <text:p text:style-name="Standard"><text:span text:style-name="T4"><text:tab/><text:tab/></text:span><text:span text:style-name="T7">}</text:span></text:p>
      <text:p text:style-name="Standard"><text:span text:style-name="T4"><text:tab/><text:tab/></text:span><text:span text:style-name="T2">else</text:span><text:span text:style-name="T4"> </text:span><text:span text:style-name="T2">if</text:span><text:span text:style-name="T7">(</text:span><text:span text:style-name="T6">PORTA</text:span><text:span text:style-name="T7">==16){</text:span></text:p>
      <text:p text:style-name="Standard"><text:span text:style-name="T4"><text:tab/><text:tab/><text:tab/> </text:span><text:span text:style-name="T2">if</text:span><text:span text:style-name="T7">(</text:span><text:span text:style-name="T6">PINB</text:span><text:span text:style-name="T7">==1){</text:span></text:p>
      <text:p text:style-name="Standard"><text:span text:style-name="T4"><text:tab/><text:tab/><text:tab/> </text:span><text:span text:style-name="T9">data</text:span><text:span text:style-name="T7">(</text:span><text:span text:style-name="T8">array</text:span><text:span text:style-name="T7">[0][4]);</text:span></text:p>
      <text:p text:style-name="Standard"><text:span text:style-name="T4"><text:tab/><text:tab/><text:tab/> </text:span><text:span text:style-name="T9">send</text:span><text:span text:style-name="T7">(</text:span><text:span text:style-name="T8">array2</text:span><text:span text:style-name="T7">[0][4]);</text:span></text:p>
      <text:p text:style-name="Standard"><text:span text:style-name="T4"><text:tab/><text:tab/><text:tab/> </text:span><text:span text:style-name="T10">_delay_ms</text:span><text:span text:style-name="T7">(</text:span><text:span text:style-name="T6">s</text:span><text:span text:style-name="T7">);</text:span><text:span text:style-name="T4"> </text:span><text:span text:style-name="T7">}</text:span></text:p>
      <text:p text:style-name="Standard"><text:soft-page-break/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2){</text:span></text:p>
      <text:p text:style-name="Standard"><text:span text:style-name="T4"><text:tab/><text:tab/><text:tab/><text:tab/></text:span><text:span text:style-name="T9">data</text:span><text:span text:style-name="T7">(</text:span><text:span text:style-name="T8">array</text:span><text:span text:style-name="T7">[1][4]);</text:span></text:p>
      <text:p text:style-name="Standard"><text:span text:style-name="T4"><text:tab/><text:tab/><text:tab/><text:tab/></text:span><text:span text:style-name="T9">send</text:span><text:span text:style-name="T7">(</text:span><text:span text:style-name="T8">array2</text:span><text:span text:style-name="T7">[1][4]);</text:span></text:p>
      <text:p text:style-name="Standard"><text:span text:style-name="T4"><text:tab/><text:tab/><text:tab/><text:tab/>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4){</text:span></text:p>
      <text:p text:style-name="Standard"><text:span text:style-name="T4"><text:tab/><text:tab/><text:tab/><text:tab/></text:span><text:span text:style-name="T9">data</text:span><text:span text:style-name="T7">(</text:span><text:span text:style-name="T8">array</text:span><text:span text:style-name="T7">[2][4]);</text:span></text:p>
      <text:p text:style-name="Standard"><text:span text:style-name="T4"><text:tab/><text:tab/><text:tab/><text:tab/></text:span><text:span text:style-name="T9">send</text:span><text:span text:style-name="T7">(</text:span><text:span text:style-name="T8">array2</text:span><text:span text:style-name="T7">[2][4]);</text:span></text:p>
      <text:p text:style-name="Standard"><text:span text:style-name="T4"><text:tab/><text:tab/><text:tab/><text:tab/>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8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3][4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3][4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16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4][4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4][4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32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5][4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5][4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/text:p>
      <text:p text:style-name="Standard"><text:span text:style-name="T4"><text:tab/><text:tab/><text:tab/> </text:span><text:span text:style-name="T11">//---------PORTA==16</text:span></text:p>
      <text:p text:style-name="Standard"><text:span text:style-name="T4"><text:tab/><text:tab/><text:tab/></text:span></text:p>
      <text:p text:style-name="Standard"><text:span text:style-name="T4"><text:tab/><text:tab/></text:span><text:span text:style-name="T7">}</text:span></text:p>
      <text:p text:style-name="Standard"><text:span text:style-name="T4"><text:tab/><text:tab/></text:span><text:span text:style-name="T2">else</text:span><text:span text:style-name="T4"> </text:span><text:span text:style-name="T2">if</text:span><text:span text:style-name="T7">(</text:span><text:span text:style-name="T6">PORTA</text:span><text:span text:style-name="T7">==32){</text:span></text:p>
      <text:p text:style-name="Standard"><text:span text:style-name="T4"><text:tab/><text:tab/><text:tab/> </text:span><text:span text:style-name="T2">if</text:span><text:span text:style-name="T7">(</text:span><text:span text:style-name="T6">PINB</text:span><text:span text:style-name="T7">==1){</text:span></text:p>
      <text:p text:style-name="Standard"><text:span text:style-name="T4"><text:tab/><text:tab/><text:tab/> </text:span><text:span text:style-name="T9">data</text:span><text:span text:style-name="T7">(</text:span><text:span text:style-name="T8">array</text:span><text:span text:style-name="T7">[0][5]);</text:span></text:p>
      <text:p text:style-name="Standard"><text:span text:style-name="T4"><text:tab/><text:tab/><text:tab/> </text:span><text:span text:style-name="T9">send</text:span><text:span text:style-name="T7">(</text:span><text:span text:style-name="T8">array2</text:span><text:span text:style-name="T7">[0][5]);</text:span></text:p>
      <text:p text:style-name="Standard"><text:span text:style-name="T4"><text:tab/><text:tab/><text:tab/> </text:span><text:span text:style-name="T10">_delay_ms</text:span><text:span text:style-name="T7">(100);</text:span><text:span text:style-name="T4"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2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1][5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1][5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4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2][5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2][5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8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3][5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3][5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16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4][5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4][5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text:span text:style-name="T2">else</text:span><text:span text:style-name="T4"> </text:span><text:span text:style-name="T2">if</text:span><text:span text:style-name="T7">(</text:span><text:span text:style-name="T6">PINB</text:span><text:span text:style-name="T7">==32){</text:span></text:p>
      <text:p text:style-name="Standard"><text:span text:style-name="T4"><text:tab/><text:tab/><text:tab/><text:tab/> </text:span><text:span text:style-name="T9">data</text:span><text:span text:style-name="T7">(</text:span><text:span text:style-name="T8">array</text:span><text:span text:style-name="T7">[5][5]);</text:span></text:p>
      <text:p text:style-name="Standard"><text:span text:style-name="T4"><text:tab/><text:tab/><text:tab/><text:tab/> </text:span><text:span text:style-name="T9">send</text:span><text:span text:style-name="T7">(</text:span><text:span text:style-name="T8">array2</text:span><text:span text:style-name="T7">[5][5]);</text:span></text:p>
      <text:p text:style-name="Standard"><text:span text:style-name="T4"><text:tab/><text:tab/><text:tab/><text:tab/> </text:span><text:span text:style-name="T10">_delay_ms</text:span><text:span text:style-name="T7">(</text:span><text:span text:style-name="T6">s</text:span><text:span text:style-name="T7">);</text:span></text:p>
      <text:p text:style-name="Standard"><text:span text:style-name="T4"><text:tab/><text:tab/><text:tab/> </text:span><text:span text:style-name="T7">}</text:span></text:p>
      <text:p text:style-name="Standard"><text:span text:style-name="T4"><text:tab/><text:tab/><text:tab/> </text:span></text:p>
      <text:p text:style-name="Standard"><text:soft-page-break/><text:span text:style-name="T4"><text:tab/><text:tab/><text:tab/> </text:span><text:span text:style-name="T11">//---------PORTA==32</text:span></text:p>
      <text:p text:style-name="Standard"><text:span text:style-name="T4"><text:tab/><text:tab/><text:tab/></text:span></text:p>
      <text:p text:style-name="Standard"><text:span text:style-name="T4"><text:tab/><text:tab/></text:span><text:span text:style-name="T7">}</text:span></text:p>
      <text:p text:style-name="Standard"><text:span text:style-name="T4"><text:tab/><text:tab/></text:span></text:p>
      <text:p text:style-name="Standard"><text:span text:style-name="T4"><text:tab/><text:tab/></text:span></text:p>
      <text:p text:style-name="Standard"><text:span text:style-name="T4"><text:tab/><text:tab/></text:span></text:p>
      <text:p text:style-name="Standard"><text:span text:style-name="T4"><text:tab/></text:span><text:span text:style-name="T7">}</text:span></text:p>
      <text:p text:style-name="Standard"><text:span text:style-name="T4"><text:tab/></text:span></text:p>
      <text:p text:style-name="Standard"><text:span text:style-name="T4"><text:tab/></text:span></text:p>
      <text:p text:style-name="Standard"><text:span text:style-name="T4"><text:tab/></text:span></text:p>
      <text:p text:style-name="Standard"><text:span text:style-name="T7">}</text:span></text:p>
      <text:p text:style-name="Standard"><text:span text:style-name="T2">void</text:span><text:span text:style-name="T4"> </text:span><text:span text:style-name="T9">lcd_init</text:span><text:span text:style-name="T7">(){</text:span></text:p>
      <text:p text:style-name="Standard"><text:span text:style-name="T4"><text:tab/></text:span><text:span text:style-name="T6">PORTC</text:span><text:span text:style-name="T7">&amp;=~(1&lt;&lt;</text:span><text:span text:style-name="T6">en</text:span><text:span text:style-name="T7">);</text:span></text:p>
      <text:p text:style-name="Standard"><text:span text:style-name="T4"><text:tab/></text:span><text:span text:style-name="T10">_delay_us</text:span><text:span text:style-name="T7">(1000);</text:span></text:p>
      <text:p text:style-name="Standard"><text:span text:style-name="T4"><text:tab/></text:span><text:span text:style-name="T9">command</text:span><text:span text:style-name="T7">(0x38);</text:span></text:p>
      <text:p text:style-name="Standard"><text:span text:style-name="T4"><text:tab/></text:span><text:span text:style-name="T10">_delay_us</text:span><text:span text:style-name="T7">(10);</text:span></text:p>
      <text:p text:style-name="Standard"><text:span text:style-name="T4"><text:tab/></text:span><text:span text:style-name="T9">command</text:span><text:span text:style-name="T7">(0x0E);</text:span></text:p>
      <text:p text:style-name="Standard"><text:span text:style-name="T4"><text:tab/></text:span><text:span text:style-name="T10">_delay_us</text:span><text:span text:style-name="T7">(10);</text:span></text:p>
      <text:p text:style-name="Standard"><text:span text:style-name="T4"><text:tab/></text:span><text:span text:style-name="T9">command</text:span><text:span text:style-name="T7">(0x01);</text:span></text:p>
      <text:p text:style-name="Standard"><text:span text:style-name="T4"><text:tab/></text:span><text:span text:style-name="T10">_delay_us</text:span><text:span text:style-name="T7">(2000);</text:span></text:p>
      <text:p text:style-name="Standard"><text:span text:style-name="T4"><text:tab/></text:span><text:span text:style-name="T9">command</text:span><text:span text:style-name="T7">(0x06);</text:span><text:span text:style-name="T4"><text:tab/></text:span></text:p>
      <text:p text:style-name="Standard"><text:span text:style-name="T7">}</text:span></text:p>
      <text:p text:style-name="Standard"><text:span text:style-name="T2">void</text:span><text:span text:style-name="T4"> </text:span><text:span text:style-name="T9">command</text:span><text:span text:style-name="T7">(</text:span><text:span text:style-name="T2">unsigned</text:span><text:span text:style-name="T4"> </text:span><text:span text:style-name="T2">char</text:span><text:span text:style-name="T4"> </text:span><text:span text:style-name="T8">com</text:span><text:span text:style-name="T7">){</text:span></text:p>
      <text:p text:style-name="Standard"><text:span text:style-name="T4"><text:tab/></text:span><text:span text:style-name="T6">PORTD</text:span><text:span text:style-name="T7">=</text:span><text:span text:style-name="T8">com</text:span><text:span text:style-name="T7">;</text:span></text:p>
      <text:p text:style-name="Standard"><text:span text:style-name="T4"><text:tab/></text:span><text:span text:style-name="T6">PORTC</text:span><text:span text:style-name="T7">|=(1&lt;&lt;</text:span><text:span text:style-name="T6">en</text:span><text:span text:style-name="T7">);</text:span></text:p>
      <text:p text:style-name="Standard"><text:span text:style-name="T4"><text:tab/></text:span><text:span text:style-name="T6">PORTC</text:span><text:span text:style-name="T7">&amp;=~(1&lt;&lt;</text:span><text:span text:style-name="T6">rs</text:span><text:span text:style-name="T7">);</text:span></text:p>
      <text:p text:style-name="Standard"><text:span text:style-name="T4"><text:tab/></text:span><text:span text:style-name="T10">_delay_us</text:span><text:span text:style-name="T7">(100);</text:span></text:p>
      <text:p text:style-name="Standard"><text:span text:style-name="T4"><text:tab/></text:span><text:span text:style-name="T6">PORTC</text:span><text:span text:style-name="T7">&amp;=~(1&lt;&lt;</text:span><text:span text:style-name="T6">en</text:span><text:span text:style-name="T7">);</text:span></text:p>
      <text:p text:style-name="Standard"><text:span text:style-name="T4"><text:tab/></text:span><text:span text:style-name="T10">_delay_us</text:span><text:span text:style-name="T7">(100);</text:span></text:p>
      <text:p text:style-name="Standard"><text:span text:style-name="T4"><text:tab/></text:span><text:span text:style-name="T7">}</text:span></text:p>
      <text:p text:style-name="Standard"><text:span text:style-name="T2">void</text:span><text:span text:style-name="T4"> </text:span><text:span text:style-name="T9">data</text:span><text:span text:style-name="T7">(</text:span><text:span text:style-name="T2">unsigned</text:span><text:span text:style-name="T4"> </text:span><text:span text:style-name="T2">char</text:span><text:span text:style-name="T4"> </text:span><text:span text:style-name="T8">da</text:span><text:span text:style-name="T7">){</text:span></text:p>
      <text:p text:style-name="Standard"><text:span text:style-name="T4"><text:tab/></text:span><text:span text:style-name="T2">if</text:span><text:span text:style-name="T7">(</text:span><text:span text:style-name="T8">counter</text:span><text:span text:style-name="T7">==16){</text:span></text:p>
      <text:p text:style-name="Standard"><text:span text:style-name="T4"><text:tab/></text:span><text:span text:style-name="T9">command</text:span><text:span text:style-name="T7">(0xC0);</text:span></text:p>
      <text:p text:style-name="Standard"><text:span text:style-name="T4"><text:tab/></text:span><text:span text:style-name="T7">}</text:span></text:p>
      <text:p text:style-name="Standard"><text:span text:style-name="T4"><text:tab/></text:span><text:span text:style-name="T2">else</text:span><text:span text:style-name="T4"> </text:span><text:span text:style-name="T2">if</text:span><text:span text:style-name="T7">(</text:span><text:span text:style-name="T8">counter</text:span><text:span text:style-name="T7">==31){</text:span></text:p>
      <text:p text:style-name="Standard"><text:span text:style-name="T4"><text:tab/><text:tab/><text:tab/><text:tab/></text:span><text:span text:style-name="T2">for</text:span><text:span text:style-name="T7">(</text:span><text:span text:style-name="T2">int</text:span><text:span text:style-name="T4"> </text:span><text:span text:style-name="T8">yuu</text:span><text:span text:style-name="T7">=0;</text:span><text:span text:style-name="T8">yuu</text:span><text:span text:style-name="T7">&lt;=2;</text:span><text:span text:style-name="T8">yuu</text:span><text:span text:style-name="T7">++){</text:span></text:p>
      <text:p text:style-name="Standard"><text:span text:style-name="T4"><text:tab/><text:tab/><text:tab/><text:tab/><text:tab/></text:span><text:span text:style-name="T10">_delay_ms</text:span><text:span text:style-name="T7">(500);</text:span></text:p>
      <text:p text:style-name="Standard"><text:span text:style-name="T4"><text:tab/><text:tab/><text:tab/><text:tab/><text:tab/></text:span><text:span text:style-name="T7">warning();</text:span></text:p>
      <text:p text:style-name="Standard"><text:span text:style-name="T4"><text:tab/><text:tab/><text:tab/><text:tab/><text:tab/></text:span><text:span text:style-name="T10">_delay_ms</text:span><text:span text:style-name="T7">(500);</text:span><text:span text:style-name="T4"><text:tab/></text:span></text:p>
      <text:p text:style-name="Standard"><text:span text:style-name="T4"><text:tab/><text:tab/><text:tab/><text:tab/><text:tab/></text:span><text:span text:style-name="T9">command</text:span><text:span text:style-name="T7">(0x01);</text:span><text:span text:style-name="T4"><text:tab/><text:tab/><text:tab/><text:tab/></text:span></text:p>
      <text:p text:style-name="Standard"><text:span text:style-name="T4"><text:tab/><text:tab/><text:tab/><text:tab/></text:span><text:span text:style-name="T7">}</text:span></text:p>
      <text:p text:style-name="Standard"><text:span text:style-name="T4"><text:tab/><text:tab/><text:tab/><text:tab/></text:span><text:span text:style-name="T9">lcd_init</text:span><text:span text:style-name="T7">();</text:span></text:p>
      <text:p text:style-name="Standard"><text:span text:style-name="T4"><text:tab/><text:tab/><text:tab/><text:tab/></text:span><text:span text:style-name="T2">for</text:span><text:span text:style-name="T7">(</text:span><text:span text:style-name="T2">int</text:span><text:span text:style-name="T4"> </text:span><text:span text:style-name="T8">y</text:span><text:span text:style-name="T7">=0;</text:span><text:span text:style-name="T8">y</text:span><text:span text:style-name="T7">&lt;=15;</text:span><text:span text:style-name="T8">y</text:span><text:span text:style-name="T7">++){</text:span></text:p>
      <text:p text:style-name="Standard"><text:span text:style-name="T4"><text:tab/><text:tab/><text:tab/><text:tab/><text:tab/></text:span><text:span text:style-name="T6">PORTD</text:span><text:span text:style-name="T7">=</text:span><text:span text:style-name="T8">dataarray</text:span><text:span text:style-name="T7">[</text:span><text:span text:style-name="T8">y</text:span><text:span text:style-name="T7">];</text:span></text:p>
      <text:p text:style-name="Standard"><text:span text:style-name="T4"><text:tab/><text:tab/><text:tab/><text:tab/><text:tab/></text:span><text:span text:style-name="T6">PORTC</text:span><text:span text:style-name="T7">|=(1&lt;&lt;</text:span><text:span text:style-name="T6">rs</text:span><text:span text:style-name="T7">);</text:span></text:p>
      <text:p text:style-name="Standard"><text:span text:style-name="T4"><text:tab/><text:tab/><text:tab/><text:tab/><text:tab/></text:span><text:span text:style-name="T6">PORTC</text:span><text:span text:style-name="T7">|=(1&lt;&lt;</text:span><text:span text:style-name="T6">en</text:span><text:span text:style-name="T7">);</text:span></text:p>
      <text:p text:style-name="Standard"><text:span text:style-name="T4"><text:tab/><text:tab/><text:tab/><text:tab/><text:tab/></text:span><text:span text:style-name="T10">_delay_us</text:span><text:span text:style-name="T7">(100);</text:span></text:p>
      <text:p text:style-name="Standard"><text:span text:style-name="T4"><text:tab/><text:tab/><text:tab/><text:tab/><text:tab/></text:span><text:span text:style-name="T6">PORTC</text:span><text:span text:style-name="T7">&amp;=~(1&lt;&lt;</text:span><text:span text:style-name="T6">en</text:span><text:span text:style-name="T7">);</text:span></text:p>
      <text:p text:style-name="Standard"><text:span text:style-name="T4"><text:tab/><text:tab/><text:tab/><text:tab/><text:tab/></text:span><text:span text:style-name="T10">_delay_us</text:span><text:span text:style-name="T7">(100);</text:span></text:p>
      <text:p text:style-name="Standard"><text:span text:style-name="T4"><text:tab/><text:tab/><text:tab/><text:tab/></text:span><text:span text:style-name="T7">}</text:span></text:p>
      <text:p text:style-name="Standard"><text:span text:style-name="T4"><text:tab/><text:tab/><text:tab/><text:tab/></text:span><text:span text:style-name="T9">command</text:span><text:span text:style-name="T7">(0xc0);</text:span></text:p>
      <text:p text:style-name="Standard"><text:span text:style-name="T4"><text:tab/><text:tab/><text:tab/><text:tab/></text:span><text:span text:style-name="T2">for</text:span><text:span text:style-name="T7">(</text:span><text:span text:style-name="T2">int</text:span><text:span text:style-name="T4"> </text:span><text:span text:style-name="T8">y</text:span><text:span text:style-name="T7">=16;</text:span><text:span text:style-name="T8">y</text:span><text:span text:style-name="T7">&lt;=31;</text:span><text:span text:style-name="T8">y</text:span><text:span text:style-name="T7">++){</text:span></text:p>
      <text:p text:style-name="Standard"><text:span text:style-name="T4"><text:tab/><text:tab/><text:tab/><text:tab/><text:tab/></text:span><text:span text:style-name="T6">PORTD</text:span><text:span text:style-name="T7">=</text:span><text:span text:style-name="T8">dataarray</text:span><text:span text:style-name="T7">[</text:span><text:span text:style-name="T8">y</text:span><text:span text:style-name="T7">];</text:span></text:p>
      <text:p text:style-name="Standard"><text:span text:style-name="T4"><text:tab/><text:tab/><text:tab/><text:tab/><text:tab/></text:span><text:span text:style-name="T6">PORTC</text:span><text:span text:style-name="T7">|=(1&lt;&lt;</text:span><text:span text:style-name="T6">rs</text:span><text:span text:style-name="T7">);</text:span></text:p>
      <text:p text:style-name="Standard"><text:span text:style-name="T4"><text:tab/><text:tab/><text:tab/><text:tab/><text:tab/></text:span><text:span text:style-name="T6">PORTC</text:span><text:span text:style-name="T7">|=(1&lt;&lt;</text:span><text:span text:style-name="T6">en</text:span><text:span text:style-name="T7">);</text:span></text:p>
      <text:p text:style-name="Standard"><text:span text:style-name="T4"><text:tab/><text:tab/><text:tab/><text:tab/><text:tab/></text:span><text:span text:style-name="T10">_delay_us</text:span><text:span text:style-name="T7">(100);</text:span></text:p>
      <text:p text:style-name="Standard"><text:span text:style-name="T4"><text:tab/><text:tab/><text:tab/><text:tab/><text:tab/></text:span><text:span text:style-name="T6">PORTC</text:span><text:span text:style-name="T7">&amp;=~(1&lt;&lt;</text:span><text:span text:style-name="T6">en</text:span><text:span text:style-name="T7">);</text:span></text:p>
      <text:p text:style-name="Standard"><text:span text:style-name="T4"><text:tab/><text:tab/><text:tab/><text:tab/><text:tab/></text:span><text:span text:style-name="T10">_delay_us</text:span><text:span text:style-name="T7">(100);</text:span></text:p>
      <text:p text:style-name="Standard"><text:span text:style-name="T4"><text:tab/><text:tab/><text:tab/><text:tab/></text:span><text:span text:style-name="T7">}</text:span></text:p>
      <text:p text:style-name="Standard"><text:span text:style-name="T4"><text:tab/><text:tab/><text:tab/><text:tab/></text:span><text:span text:style-name="T2">return</text:span><text:span text:style-name="T7">;</text:span><text:span text:style-name="T4"><text:tab/><text:tab/><text:tab/><text:tab/></text:span></text:p>
      <text:p text:style-name="Standard"><text:soft-page-break/><text:span text:style-name="T4"><text:tab/><text:tab/><text:tab/></text:span><text:span text:style-name="T7">}</text:span></text:p>
      <text:p text:style-name="Standard"><text:span text:style-name="T4"><text:tab/></text:span><text:span text:style-name="T8">dataarray</text:span><text:span text:style-name="T7">[</text:span><text:span text:style-name="T8">counter</text:span><text:span text:style-name="T7">]=</text:span><text:span text:style-name="T8">da</text:span><text:span text:style-name="T7">;</text:span></text:p>
      <text:p text:style-name="Standard"><text:span text:style-name="T4"><text:tab/></text:span><text:span text:style-name="T8">counter</text:span><text:span text:style-name="T7">++;</text:span></text:p>
      <text:p text:style-name="Standard"><text:span text:style-name="T4"><text:tab/></text:span><text:span text:style-name="T6">PORTD</text:span><text:span text:style-name="T7">=</text:span><text:span text:style-name="T8">da</text:span><text:span text:style-name="T7">;</text:span></text:p>
      <text:p text:style-name="Standard"><text:span text:style-name="T4"><text:tab/></text:span><text:span text:style-name="T6">PORTC</text:span><text:span text:style-name="T7">|=(1&lt;&lt;</text:span><text:span text:style-name="T6">rs</text:span><text:span text:style-name="T7">);</text:span></text:p>
      <text:p text:style-name="Standard"><text:span text:style-name="T4"><text:tab/></text:span><text:span text:style-name="T6">PORTC</text:span><text:span text:style-name="T7">|=(1&lt;&lt;</text:span><text:span text:style-name="T6">en</text:span><text:span text:style-name="T7">);</text:span></text:p>
      <text:p text:style-name="Standard"><text:span text:style-name="T4"><text:tab/></text:span><text:span text:style-name="T10">_delay_us</text:span><text:span text:style-name="T7">(100);</text:span></text:p>
      <text:p text:style-name="Standard"><text:span text:style-name="T4"><text:tab/></text:span><text:span text:style-name="T6">PORTC</text:span><text:span text:style-name="T7">&amp;=~(1&lt;&lt;</text:span><text:span text:style-name="T6">en</text:span><text:span text:style-name="T7">);</text:span></text:p>
      <text:p text:style-name="Standard"><text:span text:style-name="T4"><text:tab/></text:span><text:span text:style-name="T10">_delay_us</text:span><text:span text:style-name="T7">(100);</text:span><text:span text:style-name="T4"><text:tab/></text:span></text:p>
      <text:p text:style-name="P1"/>
      <text:p text:style-name="Standard"><text:span text:style-name="T7">}</text:span></text:p>
      <text:p text:style-name="Standard"><text:span text:style-name="T2">void</text:span><text:span text:style-name="T4"> </text:span><text:span text:style-name="T7">warning(){</text:span></text:p>
      <text:p text:style-name="Standard"><text:span text:style-name="T4"><text:tab/></text:span><text:span text:style-name="T2">char</text:span><text:span text:style-name="T4"> </text:span><text:span text:style-name="T8">warn</text:span><text:span text:style-name="T7">[]={'Y','O','U',' ','E','X','C','E','E','D',' ','3','2','C','h','a','r','a','c','t','e','r'};</text:span></text:p>
      <text:p text:style-name="Standard"><text:span text:style-name="T4"><text:tab/></text:span><text:span text:style-name="T9">lcd_init</text:span><text:span text:style-name="T7">();</text:span></text:p>
      <text:p text:style-name="Standard"><text:span text:style-name="T4"><text:tab/></text:span><text:span text:style-name="T2">for</text:span><text:span text:style-name="T7">(</text:span><text:span text:style-name="T2">int</text:span><text:span text:style-name="T4"> </text:span><text:span text:style-name="T8">y</text:span><text:span text:style-name="T7">=0;</text:span><text:span text:style-name="T8">y</text:span><text:span text:style-name="T7">&lt;=12;</text:span><text:span text:style-name="T8">y</text:span><text:span text:style-name="T7">++){</text:span></text:p>
      <text:p text:style-name="Standard"><text:span text:style-name="T4"><text:tab/><text:tab/></text:span><text:span text:style-name="T6">PORTD</text:span><text:span text:style-name="T7">=</text:span><text:span text:style-name="T8">warn</text:span><text:span text:style-name="T7">[</text:span><text:span text:style-name="T8">y</text:span><text:span text:style-name="T7">];</text:span></text:p>
      <text:p text:style-name="Standard"><text:span text:style-name="T4"><text:tab/><text:tab/></text:span><text:span text:style-name="T6">PORTC</text:span><text:span text:style-name="T7">|=(1&lt;&lt;</text:span><text:span text:style-name="T6">rs</text:span><text:span text:style-name="T7">);</text:span></text:p>
      <text:p text:style-name="Standard"><text:span text:style-name="T4"><text:tab/><text:tab/></text:span><text:span text:style-name="T6">PORTC</text:span><text:span text:style-name="T7">|=(1&lt;&lt;</text:span><text:span text:style-name="T6">en</text:span><text:span text:style-name="T7">);</text:span></text:p>
      <text:p text:style-name="Standard"><text:span text:style-name="T4"><text:tab/><text:tab/></text:span><text:span text:style-name="T10">_delay_us</text:span><text:span text:style-name="T7">(100);</text:span></text:p>
      <text:p text:style-name="Standard"><text:span text:style-name="T4"><text:tab/><text:tab/></text:span><text:span text:style-name="T6">PORTC</text:span><text:span text:style-name="T7">&amp;=~(1&lt;&lt;</text:span><text:span text:style-name="T6">en</text:span><text:span text:style-name="T7">);</text:span></text:p>
      <text:p text:style-name="Standard"><text:span text:style-name="T4"><text:tab/><text:tab/></text:span><text:span text:style-name="T10">_delay_us</text:span><text:span text:style-name="T7">(100);</text:span></text:p>
      <text:p text:style-name="Standard"><text:span text:style-name="T4"><text:tab/></text:span><text:span text:style-name="T7">}</text:span></text:p>
      <text:p text:style-name="Standard"><text:span text:style-name="T4"><text:tab/></text:span><text:span text:style-name="T9">command</text:span><text:span text:style-name="T7">(0xC0);</text:span></text:p>
      <text:p text:style-name="Standard"><text:span text:style-name="T4"><text:tab/></text:span><text:span text:style-name="T2">for</text:span><text:span text:style-name="T7">(</text:span><text:span text:style-name="T2">int</text:span><text:span text:style-name="T4"> </text:span><text:span text:style-name="T8">y</text:span><text:span text:style-name="T7">=13;</text:span><text:span text:style-name="T8">y</text:span><text:span text:style-name="T7">&lt;=21;</text:span><text:span text:style-name="T8">y</text:span><text:span text:style-name="T7">++){</text:span></text:p>
      <text:p text:style-name="Standard"><text:span text:style-name="T4"><text:tab/><text:tab/></text:span><text:span text:style-name="T6">PORTD</text:span><text:span text:style-name="T7">=</text:span><text:span text:style-name="T8">warn</text:span><text:span text:style-name="T7">[</text:span><text:span text:style-name="T8">y</text:span><text:span text:style-name="T7">];</text:span></text:p>
      <text:p text:style-name="Standard"><text:span text:style-name="T4"><text:tab/><text:tab/></text:span><text:span text:style-name="T6">PORTC</text:span><text:span text:style-name="T7">|=(1&lt;&lt;</text:span><text:span text:style-name="T6">rs</text:span><text:span text:style-name="T7">);</text:span></text:p>
      <text:p text:style-name="Standard"><text:span text:style-name="T4"><text:tab/><text:tab/></text:span><text:span text:style-name="T6">PORTC</text:span><text:span text:style-name="T7">|=(1&lt;&lt;</text:span><text:span text:style-name="T6">en</text:span><text:span text:style-name="T7">);</text:span></text:p>
      <text:p text:style-name="Standard"><text:span text:style-name="T4"><text:tab/><text:tab/></text:span><text:span text:style-name="T10">_delay_us</text:span><text:span text:style-name="T7">(100);</text:span></text:p>
      <text:p text:style-name="Standard"><text:span text:style-name="T4"><text:tab/><text:tab/></text:span><text:span text:style-name="T6">PORTC</text:span><text:span text:style-name="T7">&amp;=~(1&lt;&lt;</text:span><text:span text:style-name="T6">en</text:span><text:span text:style-name="T7">);</text:span></text:p>
      <text:p text:style-name="Standard"><text:span text:style-name="T4"><text:tab/><text:tab/></text:span><text:span text:style-name="T10">_delay_us</text:span><text:span text:style-name="T7">(100);</text:span></text:p>
      <text:p text:style-name="Standard"><text:span text:style-name="T4"><text:tab/></text:span><text:span text:style-name="T7">}</text:span></text:p>
      <text:p text:style-name="P1"/>
      <text:p text:style-name="Standard"><text:span text:style-name="T7">}</text:span></text:p>
      <text:p text:style-name="Standard"><text:span text:style-name="T2">void</text:span><text:span text:style-name="T4"> </text:span><text:span text:style-name="T9">coder</text:span><text:span text:style-name="T7">(){</text:span></text:p>
      <text:p text:style-name="Standard"><text:span text:style-name="T4"><text:tab/></text:span><text:span text:style-name="T2">if</text:span><text:span text:style-name="T7">(</text:span><text:span text:style-name="T8">counter</text:span><text:span text:style-name="T7">!=0){</text:span></text:p>
      <text:p text:style-name="Standard"><text:span text:style-name="T4"><text:tab/><text:tab/></text:span><text:span text:style-name="T2">int</text:span><text:span text:style-name="T4"> </text:span><text:span text:style-name="T8">number</text:span><text:span text:style-name="T7">=0;</text:span></text:p>
      <text:p text:style-name="Standard"><text:span text:style-name="T4"><text:tab/><text:tab/></text:span><text:span text:style-name="T2">int</text:span><text:span text:style-name="T4"> </text:span><text:span text:style-name="T8">xc</text:span><text:span text:style-name="T7">=0;</text:span></text:p>
      <text:p text:style-name="Standard"><text:span text:style-name="T4"><text:tab/><text:tab/></text:span><text:span text:style-name="T2">for</text:span><text:span text:style-name="T7">(</text:span><text:span text:style-name="T2">int</text:span><text:span text:style-name="T4"> </text:span><text:span text:style-name="T8">x</text:span><text:span text:style-name="T7">=0;</text:span><text:span text:style-name="T8">x</text:span><text:span text:style-name="T7">&lt;=</text:span><text:span text:style-name="T8">counter</text:span><text:span text:style-name="T7">;</text:span><text:span text:style-name="T8">x</text:span><text:span text:style-name="T7">++){</text:span></text:p>
      <text:p text:style-name="Standard"><text:span text:style-name="T4"><text:tab/><text:tab/><text:tab/></text:span><text:span text:style-name="T8">number</text:span><text:span text:style-name="T7">=</text:span><text:span text:style-name="T8">signalarray</text:span><text:span text:style-name="T7">[</text:span><text:span text:style-name="T8">x</text:span><text:span text:style-name="T7">];</text:span></text:p>
      <text:p text:style-name="Standard"><text:span text:style-name="T4"><text:tab/><text:tab/><text:tab/></text:span><text:span text:style-name="T2">for</text:span><text:span text:style-name="T7">(</text:span><text:span text:style-name="T2">int</text:span><text:span text:style-name="T4"> </text:span><text:span text:style-name="T8">y</text:span><text:span text:style-name="T7">=0;</text:span><text:span text:style-name="T8">y</text:span><text:span text:style-name="T7">&lt;4;</text:span><text:span text:style-name="T8">y</text:span><text:span text:style-name="T7">++){</text:span></text:p>
      <text:p text:style-name="Standard"><text:span text:style-name="T4"><text:tab/><text:tab/><text:tab/><text:tab/></text:span><text:span text:style-name="T8">xc</text:span><text:span text:style-name="T7">=</text:span><text:span text:style-name="T8">number</text:span><text:span text:style-name="T7">%10;</text:span></text:p>
      <text:p text:style-name="Standard"><text:span text:style-name="T4"><text:tab/><text:tab/><text:tab/><text:tab/></text:span><text:span text:style-name="T2">if</text:span><text:span text:style-name="T7">(</text:span><text:span text:style-name="T8">xc</text:span><text:span text:style-name="T7">==1){</text:span></text:p>
      <text:p text:style-name="Standard"><text:span text:style-name="T4"><text:tab/><text:tab/><text:tab/><text:tab/><text:tab/></text:span><text:span text:style-name="T10">_delay_us</text:span><text:span text:style-name="T7">(100);</text:span></text:p>
      <text:p text:style-name="Standard"><text:span text:style-name="T4"><text:tab/><text:tab/><text:tab/><text:tab/><text:tab/></text:span><text:span text:style-name="T6">PORTC</text:span><text:span text:style-name="T7">|=(1&lt;&lt;</text:span><text:span text:style-name="T6">out</text:span><text:span text:style-name="T7">);</text:span></text:p>
      <text:p text:style-name="Standard"><text:span text:style-name="T4"><text:tab/><text:tab/><text:tab/><text:tab/><text:tab/></text:span><text:span text:style-name="T10">_delay_ms</text:span><text:span text:style-name="T7">(600);</text:span></text:p>
      <text:p text:style-name="Standard"><text:span text:style-name="T4"><text:tab/><text:tab/><text:tab/><text:tab/><text:tab/></text:span><text:span text:style-name="T6">PORTC</text:span><text:span text:style-name="T7">|=(0&lt;&lt;</text:span><text:span text:style-name="T6">out</text:span><text:span text:style-name="T7">);</text:span></text:p>
      <text:p text:style-name="Standard"><text:span text:style-name="T4"><text:tab/><text:tab/><text:tab/><text:tab/></text:span><text:span text:style-name="T7">}</text:span></text:p>
      <text:p text:style-name="Standard"><text:span text:style-name="T4"><text:tab/><text:tab/><text:tab/><text:tab/></text:span><text:span text:style-name="T2">else</text:span><text:span text:style-name="T4"> </text:span><text:span text:style-name="T2">if</text:span><text:span text:style-name="T7">(</text:span><text:span text:style-name="T8">xc</text:span><text:span text:style-name="T7">==2){</text:span></text:p>
      <text:p text:style-name="Standard"><text:span text:style-name="T4"><text:tab/><text:tab/><text:tab/><text:tab/><text:tab/></text:span><text:span text:style-name="T10">_delay_us</text:span><text:span text:style-name="T7">(100);</text:span></text:p>
      <text:p text:style-name="Standard"><text:span text:style-name="T4"><text:tab/><text:tab/><text:tab/><text:tab/><text:tab/></text:span><text:span text:style-name="T6">PORTC</text:span><text:span text:style-name="T7">|=(1&lt;&lt;</text:span><text:span text:style-name="T6">out</text:span><text:span text:style-name="T7">);</text:span></text:p>
      <text:p text:style-name="Standard"><text:span text:style-name="T4"><text:tab/><text:tab/><text:tab/><text:tab/><text:tab/></text:span><text:span text:style-name="T10">_delay_ms</text:span><text:span text:style-name="T7">(1000);</text:span></text:p>
      <text:p text:style-name="Standard"><text:span text:style-name="T4"><text:tab/><text:tab/><text:tab/><text:tab/><text:tab/></text:span><text:span text:style-name="T6">PORTC</text:span><text:span text:style-name="T7">|=(0&lt;&lt;</text:span><text:span text:style-name="T6">out</text:span><text:span text:style-name="T7">);</text:span></text:p>
      <text:p text:style-name="Standard"><text:span text:style-name="T4"><text:tab/><text:tab/><text:tab/><text:tab/></text:span><text:span text:style-name="T7">}</text:span></text:p>
      <text:p text:style-name="Standard"><text:span text:style-name="T4"><text:tab/><text:tab/><text:tab/><text:tab/></text:span><text:span text:style-name="T10">_delay_ms</text:span><text:span text:style-name="T7">(400);</text:span></text:p>
      <text:p text:style-name="Standard"><text:span text:style-name="T4"><text:tab/><text:tab/><text:tab/><text:tab/></text:span><text:span text:style-name="T8">number</text:span><text:span text:style-name="T7">=(</text:span><text:span text:style-name="T2">int</text:span><text:span text:style-name="T7">)(</text:span><text:span text:style-name="T8">number</text:span><text:span text:style-name="T7">/10);</text:span></text:p>
      <text:p text:style-name="Standard"><text:span text:style-name="T4"><text:tab/><text:tab/><text:tab/><text:tab/></text:span></text:p>
      <text:p text:style-name="Standard"><text:span text:style-name="T4"><text:tab/><text:tab/><text:tab/></text:span><text:span text:style-name="T7">}</text:span></text:p>
      <text:p text:style-name="Standard"><text:span text:style-name="T4"><text:tab/><text:tab/><text:tab/></text:span></text:p>
      <text:p text:style-name="Standard"><text:span text:style-name="T4"><text:tab/><text:tab/></text:span><text:span text:style-name="T7">}</text:span></text:p>
      <text:p text:style-name="Standard"><text:soft-page-break/><text:span text:style-name="T4"><text:tab/><text:tab/><text:tab/></text:span></text:p>
      <text:p text:style-name="Standard"><text:span text:style-name="T4"><text:tab/></text:span><text:span text:style-name="T7">}</text:span></text:p>
      <text:p text:style-name="Standard"><text:span text:style-name="T4"><text:tab/></text:span><text:span text:style-name="T2">else</text:span><text:span text:style-name="T7">{</text:span></text:p>
      <text:p text:style-name="Standard"><text:span text:style-name="T4"><text:tab/><text:tab/></text:span><text:span text:style-name="T2">char</text:span><text:span text:style-name="T4"> </text:span><text:span text:style-name="T8">warn2</text:span><text:span text:style-name="T7">[]={'E','r','r','o','r',':','L','A','C','K',' ','o','f','C','h','a','r','a','c','t','e','r'};</text:span></text:p>
      <text:p text:style-name="Standard"><text:span text:style-name="T4"><text:tab/><text:tab/></text:span><text:span text:style-name="T2">for</text:span><text:span text:style-name="T7">(</text:span><text:span text:style-name="T2">int</text:span><text:span text:style-name="T4"> </text:span><text:span text:style-name="T8">yu</text:span><text:span text:style-name="T7">=0;</text:span><text:span text:style-name="T8">yu</text:span><text:span text:style-name="T7">&lt;=2;</text:span><text:span text:style-name="T8">yu</text:span><text:span text:style-name="T7">++){</text:span></text:p>
      <text:p text:style-name="Standard"><text:span text:style-name="T4"><text:tab/><text:tab/></text:span><text:span text:style-name="T9">lcd_init</text:span><text:span text:style-name="T7">();</text:span></text:p>
      <text:p text:style-name="Standard"><text:span text:style-name="T4"><text:tab/><text:tab/></text:span><text:span text:style-name="T2">for</text:span><text:span text:style-name="T7">(</text:span><text:span text:style-name="T2">int</text:span><text:span text:style-name="T4"> </text:span><text:span text:style-name="T8">y</text:span><text:span text:style-name="T7">=0;</text:span><text:span text:style-name="T8">y</text:span><text:span text:style-name="T7">&lt;=12;</text:span><text:span text:style-name="T8">y</text:span><text:span text:style-name="T7">++){</text:span></text:p>
      <text:p text:style-name="Standard"><text:span text:style-name="T4"><text:tab/><text:tab/><text:tab/></text:span><text:span text:style-name="T6">PORTD</text:span><text:span text:style-name="T7">=</text:span><text:span text:style-name="T8">warn2</text:span><text:span text:style-name="T7">[</text:span><text:span text:style-name="T8">y</text:span><text:span text:style-name="T7">];</text:span></text:p>
      <text:p text:style-name="Standard"><text:span text:style-name="T4"><text:tab/><text:tab/><text:tab/></text:span><text:span text:style-name="T6">PORTC</text:span><text:span text:style-name="T7">|=(1&lt;&lt;</text:span><text:span text:style-name="T6">rs</text:span><text:span text:style-name="T7">);</text:span></text:p>
      <text:p text:style-name="Standard"><text:span text:style-name="T4"><text:tab/><text:tab/><text:tab/></text:span><text:span text:style-name="T6">PORTC</text:span><text:span text:style-name="T7">|=(1&lt;&lt;</text:span><text:span text:style-name="T6">en</text:span><text:span text:style-name="T7">);</text:span></text:p>
      <text:p text:style-name="Standard"><text:span text:style-name="T4"><text:tab/><text:tab/><text:tab/></text:span><text:span text:style-name="T10">_delay_us</text:span><text:span text:style-name="T7">(100);</text:span></text:p>
      <text:p text:style-name="Standard"><text:span text:style-name="T4"><text:tab/><text:tab/><text:tab/></text:span><text:span text:style-name="T6">PORTC</text:span><text:span text:style-name="T7">&amp;=~(1&lt;&lt;</text:span><text:span text:style-name="T6">en</text:span><text:span text:style-name="T7">);</text:span></text:p>
      <text:p text:style-name="Standard"><text:span text:style-name="T4"><text:tab/><text:tab/><text:tab/></text:span><text:span text:style-name="T10">_delay_us</text:span><text:span text:style-name="T7">(100);</text:span></text:p>
      <text:p text:style-name="Standard"><text:span text:style-name="T4"><text:tab/><text:tab/></text:span><text:span text:style-name="T7">}</text:span></text:p>
      <text:p text:style-name="Standard"><text:span text:style-name="T4"><text:tab/><text:tab/></text:span><text:span text:style-name="T9">command</text:span><text:span text:style-name="T7">(0xC0);</text:span></text:p>
      <text:p text:style-name="Standard"><text:span text:style-name="T4"><text:tab/><text:tab/></text:span><text:span text:style-name="T2">for</text:span><text:span text:style-name="T7">(</text:span><text:span text:style-name="T2">int</text:span><text:span text:style-name="T4"> </text:span><text:span text:style-name="T8">y</text:span><text:span text:style-name="T7">=13;</text:span><text:span text:style-name="T8">y</text:span><text:span text:style-name="T7">&lt;=21;</text:span><text:span text:style-name="T8">y</text:span><text:span text:style-name="T7">++){</text:span></text:p>
      <text:p text:style-name="Standard"><text:span text:style-name="T4"><text:tab/><text:tab/><text:tab/></text:span><text:span text:style-name="T6">PORTD</text:span><text:span text:style-name="T7">=</text:span><text:span text:style-name="T8">warn2</text:span><text:span text:style-name="T7">[</text:span><text:span text:style-name="T8">y</text:span><text:span text:style-name="T7">];</text:span></text:p>
      <text:p text:style-name="Standard"><text:span text:style-name="T4"><text:tab/><text:tab/><text:tab/></text:span><text:span text:style-name="T6">PORTC</text:span><text:span text:style-name="T7">|=(1&lt;&lt;</text:span><text:span text:style-name="T6">rs</text:span><text:span text:style-name="T7">);</text:span></text:p>
      <text:p text:style-name="Standard"><text:span text:style-name="T4"><text:tab/><text:tab/><text:tab/></text:span><text:span text:style-name="T6">PORTC</text:span><text:span text:style-name="T7">|=(1&lt;&lt;</text:span><text:span text:style-name="T6">en</text:span><text:span text:style-name="T7">);</text:span></text:p>
      <text:p text:style-name="Standard"><text:span text:style-name="T4"><text:tab/><text:tab/><text:tab/></text:span><text:span text:style-name="T10">_delay_us</text:span><text:span text:style-name="T7">(100);</text:span></text:p>
      <text:p text:style-name="Standard"><text:span text:style-name="T4"><text:tab/><text:tab/><text:tab/></text:span><text:span text:style-name="T6">PORTC</text:span><text:span text:style-name="T7">&amp;=~(1&lt;&lt;</text:span><text:span text:style-name="T6">en</text:span><text:span text:style-name="T7">);</text:span></text:p>
      <text:p text:style-name="Standard"><text:span text:style-name="T4"><text:tab/><text:tab/><text:tab/></text:span><text:span text:style-name="T10">_delay_us</text:span><text:span text:style-name="T7">(100);</text:span></text:p>
      <text:p text:style-name="Standard"><text:span text:style-name="T4"><text:tab/><text:tab/></text:span><text:span text:style-name="T7">}</text:span></text:p>
      <text:p text:style-name="Standard"><text:span text:style-name="T4"><text:tab/><text:tab/></text:span><text:span text:style-name="T10">_delay_ms</text:span><text:span text:style-name="T7">(300);</text:span></text:p>
      <text:p text:style-name="Standard"><text:span text:style-name="T4"><text:tab/><text:tab/></text:span><text:span text:style-name="T9">command</text:span><text:span text:style-name="T7">(0x01);</text:span></text:p>
      <text:p text:style-name="Standard"><text:span text:style-name="T4"><text:tab/><text:tab/></text:span><text:span text:style-name="T10">_delay_ms</text:span><text:span text:style-name="T7">(400);</text:span></text:p>
      <text:p text:style-name="Standard"><text:span text:style-name="T4"><text:tab/><text:tab/></text:span><text:span text:style-name="T7">}</text:span></text:p>
      <text:p text:style-name="Standard"><text:span text:style-name="T4"><text:tab/><text:tab/></text:span><text:span text:style-name="T9">lcd_init</text:span><text:span text:style-name="T7">();</text:span></text:p>
      <text:p text:style-name="Standard"><text:span text:style-name="T4"><text:tab/><text:tab/></text:span><text:span text:style-name="T2">return</text:span><text:span text:style-name="T7">;</text:span><text:span text:style-name="T4"><text:tab/><text:tab/></text:span></text:p>
      <text:p text:style-name="Standard"><text:span text:style-name="T4"><text:tab/></text:span><text:span text:style-name="T7">}</text:span></text:p>
      <text:p text:style-name="Standard"><text:span text:style-name="T4"><text:tab/></text:span><text:span text:style-name="T7">}</text:span></text:p>
      <text:p text:style-name="Standard"><text:span text:style-name="T2">void</text:span><text:span text:style-name="T4"> </text:span><text:span text:style-name="T9">send</text:span><text:span text:style-name="T7">(</text:span><text:span text:style-name="T2">unsigned</text:span><text:span text:style-name="T4"> </text:span><text:span text:style-name="T2">int</text:span><text:span text:style-name="T4"> </text:span><text:span text:style-name="T8">sd</text:span><text:span text:style-name="T7">){</text:span></text:p>
      <text:p text:style-name="Standard"><text:span text:style-name="T4"><text:tab/></text:span><text:span text:style-name="T2">if</text:span><text:span text:style-name="T7">(</text:span><text:span text:style-name="T8">counter</text:span><text:span text:style-name="T7">&lt;=31){</text:span></text:p>
      <text:p text:style-name="Standard"><text:span text:style-name="T4"><text:tab/></text:span><text:span text:style-name="T8">signalarray</text:span><text:span text:style-name="T7">[</text:span><text:span text:style-name="T8">counter</text:span><text:span text:style-name="T7">]=</text:span><text:span text:style-name="T8">sd</text:span><text:span text:style-name="T7">;</text:span></text:p>
      <text:p text:style-name="Standard"><text:span text:style-name="T4"><text:tab/></text:span><text:span text:style-name="T7">}</text:span></text:p>
      <text:p text:style-name="Standard"><text:span text:style-name="T7">}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0.2.1$Windows_X86_64 LibreOffice_project/f7f06a8f319e4b62f9bc5095aa112a65d2f3ac89</meta:generator>
    <dc:date>2018-08-25T11:11:53.769000000</dc:date>
    <meta:editing-duration>PT36S</meta:editing-duration>
    <meta:editing-cycles>1</meta:editing-cycles>
    <meta:document-statistic meta:table-count="0" meta:image-count="0" meta:object-count="0" meta:page-count="7" meta:paragraph-count="391" meta:word-count="478" meta:character-count="6793" meta:non-whitespace-character-count="5385"/>
  </office:meta>
</office:document-meta>
</file>